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398in"/>
    </style:style>
    <style:style style:name="co2" style:family="table-column">
      <style:table-column-properties fo:break-before="auto" style:column-width="4.348in"/>
    </style:style>
    <style:style style:name="co3" style:family="table-column">
      <style:table-column-properties fo:break-before="auto" style:column-width="2.5016in"/>
    </style:style>
    <style:style style:name="co4" style:family="table-column">
      <style:table-column-properties fo:break-before="auto" style:column-width="2.5563in"/>
    </style:style>
    <style:style style:name="co5" style:family="table-column">
      <style:table-column-properties fo:break-before="auto" style:column-width="1.7693in"/>
    </style:style>
    <style:style style:name="co6" style:family="table-column">
      <style:table-column-properties fo:break-before="auto" style:column-width="2.643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Document of all files not created by Dev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File Name</text:p>
          </table:table-cell>
          <table:table-cell table:style-name="ce1" office:value-type="string">
            <text:p>Link where downloaded</text:p>
          </table:table-cell>
          <table:table-cell table:style-name="ce1" office:value-type="string">
            <text:p>License Type</text:p>
          </table:table-cell>
          <table:table-cell table:style-name="ce1" office:value-type="string">
            <text:p>Username/Name of Creator</text:p>
          </table:table-cell>
          <table:table-cell table:style-name="ce1" office:value-type="string">
            <text:p>Type of File</text:p>
          </table:table-cell>
          <table:table-cell table:style-name="ce1" office:value-type="string">
            <text:p>Comments</text:p>
          </table:table-cell>
        </table:table-row>
        <table:table-row table:style-name="ro1">
          <table:table-cell office:value-type="string">
            <text:p>Juhani Junkala [Retro Game Music Pack] Level 1.wav</text:p>
          </table:table-cell>
          <table:table-cell office:value-type="string">
            <text:p>https://opengameart.org/content/5-chiptunes-action</text:p>
          </table:table-cell>
          <table:table-cell office:value-type="string">
            <text:p>CC0</text:p>
          </table:table-cell>
          <table:table-cell office:value-type="string">
            <text:p>Subspace Audio</text:p>
          </table:table-cell>
          <table:table-cell office:value-type="string">
            <text:p>Music</text:p>
          </table:table-cell>
          <table:table-cell/>
        </table:table-row>
        <table:table-row table:style-name="ro1">
          <table:table-cell office:value-type="string">
            <text:p>Juhani Junkala [Retro Game Music Pack] Level 2.wav</text:p>
          </table:table-cell>
          <table:table-cell office:value-type="string">
            <text:p>https://opengameart.org/content/5-chiptunes-action</text:p>
          </table:table-cell>
          <table:table-cell office:value-type="string">
            <text:p>CC0</text:p>
          </table:table-cell>
          <table:table-cell office:value-type="string">
            <text:p>Subspace Audio</text:p>
          </table:table-cell>
          <table:table-cell office:value-type="string">
            <text:p>Music</text:p>
          </table:table-cell>
          <table:table-cell/>
        </table:table-row>
        <table:table-row table:style-name="ro1">
          <table:table-cell office:value-type="string">
            <text:p>Juhani Junkala [Retro Game Music Pack] Level 3.wav</text:p>
          </table:table-cell>
          <table:table-cell office:value-type="string">
            <text:p>https://opengameart.org/content/5-chiptunes-action</text:p>
          </table:table-cell>
          <table:table-cell office:value-type="string">
            <text:p>CC0</text:p>
          </table:table-cell>
          <table:table-cell office:value-type="string">
            <text:p>Subspace Audio</text:p>
          </table:table-cell>
          <table:table-cell office:value-type="string">
            <text:p>Music</text:p>
          </table:table-cell>
          <table:table-cell/>
        </table:table-row>
        <table:table-row table:style-name="ro1">
          <table:table-cell office:value-type="string">
            <text:p>glass_breaking.wav</text:p>
          </table:table-cell>
          <table:table-cell office:value-type="string">
            <text:p>https://opengameart.org/content/glass-break</text:p>
          </table:table-cell>
          <table:table-cell office:value-type="string">
            <text:p>CC0</text:p>
          </table:table-cell>
          <table:table-cell office:value-type="string">
            <text:p>Till Behrend</text:p>
          </table:table-cell>
          <table:table-cell office:value-type="string">
            <text:p>SFX</text:p>
          </table:table-cell>
          <table:table-cell/>
        </table:table-row>
        <table:table-row table:style-name="ro2">
          <table:table-cell office:value-type="string">
            <text:p>qubodup-crash.wav</text:p>
          </table:table-cell>
          <table:table-cell office:value-type="string">
            <text:p>https://opengameart.org/content/crash-collision</text:p>
          </table:table-cell>
          <table:table-cell office:value-type="string">
            <text:p>CC0</text:p>
          </table:table-cell>
          <table:table-cell office:value-type="string">
            <text:p>qubodup</text:p>
          </table:table-cell>
          <table:table-cell office:value-type="string">
            <text:p>SFX</text:p>
          </table:table-cell>
          <table:table-cell office:value-type="string">
            <text:p>Had to convert the file from .ogg to .wav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2/11/2018</text:date>, <text:time>11:4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Baird</meta:initial-creator>
    <meta:creation-date>2018-02-11T11:20:12.03</meta:creation-date>
    <dc:date>2018-02-11T11:47:13.04</dc:date>
    <dc:creator>Alexander Baird</dc:creator>
    <meta:editing-duration>PT25M40S</meta:editing-duration>
    <meta:editing-cycles>5</meta:editing-cycles>
    <meta:generator>OpenOffice/4.1.4$Win32 OpenOffice.org_project/414m5$Build-9788</meta:generator>
    <meta:document-statistic meta:table-count="1" meta:cell-count="33" meta:object-count="0"/>
  </office:meta>
</office:document-meta>
</file>